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style:font-size-asian="10pt" style:font-name-complex="Arial"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Standard">
      <style:paragraph-properties style:text-autospace="none"/>
      <style:text-properties fo:color="#000000" style:font-name="Arial" fo:font-size="16pt" fo:language="en" fo:country="US" style:font-size-asian="16pt" style:font-name-complex="Arial" style:font-size-complex="16pt"/>
    </style:style>
    <style:style style:name="P5" style:family="paragraph" style:parent-style-name="Standard">
      <style:paragraph-properties style:text-autospace="none"/>
      <style:text-properties fo:color="#000000" style:font-name="Arial" fo:language="en" fo:country="US" style:font-name-complex="Arial"/>
    </style:style>
    <style:style style:name="P6" style:family="paragraph" style:parent-style-name="Standard">
      <style:paragraph-properties style:text-autospace="none"/>
      <style:text-properties fo:color="#000000" style:font-name="Arial" fo:language="en" fo:country="US" officeooo:rsid="0019b330" officeooo:paragraph-rsid="0019b330" style:font-name-complex="Arial"/>
    </style:style>
    <style:style style:name="P7" style:family="paragraph" style:parent-style-name="Standard">
      <style:paragraph-properties style:text-autospace="none"/>
      <style:text-properties fo:color="#000000" style:font-name="Arial" fo:font-size="11pt" fo:language="en" fo:country="US" style:font-size-asian="11pt" style:font-name-complex="Arial" style:font-size-complex="11pt"/>
    </style:style>
    <style:style style:name="P8" style:family="paragraph" style:parent-style-name="Standard">
      <style:paragraph-properties style:text-autospace="none"/>
      <style:text-properties fo:color="#000000" style:font-name="Arial" fo:font-size="11pt" fo:language="en" fo:country="US" fo:font-weight="bold" style:font-size-asian="11pt" style:font-weight-asian="bold" style:font-name-complex="Arial" style:font-size-complex="11pt" style:font-weight-complex="bold"/>
    </style:style>
    <style:style style:name="P9" style:family="paragraph" style:parent-style-name="Standard">
      <style:paragraph-properties style:text-autospace="none"/>
      <style:text-properties fo:color="#000000" style:font-name="Arial" fo:font-size="12pt" fo:language="en" fo:country="US" officeooo:rsid="007f6df7" officeooo:paragraph-rsid="007f6df7" style:font-size-asian="12pt" style:font-name-complex="Arial" style:font-size-complex="12pt"/>
    </style:style>
    <style:style style:name="P10" style:family="paragraph" style:parent-style-name="Standard">
      <style:paragraph-properties style:text-autospace="none"/>
      <style:text-properties fo:color="#000000" style:font-name="Arial" fo:font-size="12pt" fo:language="en" fo:country="US" officeooo:rsid="00b1c554" officeooo:paragraph-rsid="00b1c554" style:font-size-asian="12pt" style:font-name-complex="Arial" style:font-size-complex="12pt"/>
    </style:style>
    <style:style style:name="P11" style:family="paragraph" style:parent-style-name="Standard">
      <style:paragraph-properties style:text-autospace="none"/>
      <style:text-properties fo:color="#000000" style:font-name="Arial" fo:font-size="12pt" fo:language="en" fo:country="US" officeooo:rsid="00c20234" officeooo:paragraph-rsid="00c20234" style:font-size-asian="12pt" style:font-name-complex="Arial" style:font-size-complex="12pt"/>
    </style:style>
    <style:style style:name="P12" style:family="paragraph" style:parent-style-name="Standard">
      <style:paragraph-properties style:text-autospace="none"/>
      <style:text-properties fo:color="#000000" style:font-name="Bookman Old Style" fo:language="en" fo:country="US" style:font-name-complex="Arial"/>
    </style:style>
    <style:style style:name="P13" style:family="paragraph" style:parent-style-name="Standard">
      <style:paragraph-properties style:text-autospace="none"/>
      <style:text-properties fo:color="#000000" style:font-name="Bookman Old Style" fo:language="en" fo:country="US" officeooo:paragraph-rsid="00b0cc0e" style:font-name-complex="Arial"/>
    </style:style>
    <style:style style:name="P14" style:family="paragraph" style:parent-style-name="Standard">
      <style:paragraph-properties style:text-autospace="none"/>
      <style:text-properties fo:color="#000000" style:font-name="Bookman Old Style" fo:language="en" fo:country="US" officeooo:paragraph-rsid="00c20234" style:font-name-complex="Arial"/>
    </style:style>
    <style:style style:name="P15" style:family="paragraph" style:parent-style-name="Standard">
      <style:paragraph-properties fo:margin-top="0cm" fo:margin-bottom="0.212cm" style:contextual-spacing="false" style:text-autospace="none"/>
      <style:text-properties fo:color="#000000" style:font-name="Arial" fo:language="en" fo:country="US" fo:font-weight="bold" style:font-weight-asian="bold" style:font-name-complex="Arial" style:font-weight-complex="bold"/>
    </style:style>
    <style:style style:name="P16" style:family="paragraph" style:parent-style-name="Standard">
      <style:paragraph-properties fo:margin-left="1.27cm" fo:margin-right="0cm" fo:text-indent="1.27cm" style:auto-text-indent="false" style:text-autospace="none"/>
      <style:text-properties fo:color="#000000" style:font-name="Arial" fo:language="en" fo:country="US" style:font-name-complex="Arial"/>
    </style:style>
    <style:style style:name="P17" style:family="paragraph" style:parent-style-name="Standard">
      <style:paragraph-properties fo:margin-left="1.27cm" fo:margin-right="0cm" fo:text-indent="1.27cm" style:auto-text-indent="false" style:text-autospace="none"/>
      <style:text-properties fo:color="#000000" style:font-name="Arial" fo:language="en" fo:country="US" officeooo:paragraph-rsid="0086c60b" style:font-name-complex="Arial"/>
    </style:style>
    <style:style style:name="P18" style:family="paragraph" style:parent-style-name="Text_20_body">
      <style:text-properties fo:color="#000000" style:font-name="Times New Roman" fo:language="en" fo:country="US" officeooo:rsid="00ab126c" officeooo:paragraph-rsid="00a6a990" style:font-name-complex="Arial"/>
    </style:style>
    <style:style style:name="P19" style:family="paragraph" style:parent-style-name="Text_20_body">
      <style:text-properties fo:color="#000000" style:font-name="Times New Roman" fo:language="en" fo:country="US" officeooo:rsid="00bde124" officeooo:paragraph-rsid="00bca812" style:font-name-complex="Arial"/>
    </style:style>
    <style:style style:name="P20" style:family="paragraph" style:parent-style-name="Text_20_body" style:list-style-name="L1">
      <style:text-properties officeooo:rsid="016f293e" officeooo:paragraph-rsid="017b9ed7"/>
    </style:style>
    <style:style style:name="P21" style:family="paragraph" style:parent-style-name="Text_20_body" style:list-style-name="L1">
      <style:text-properties officeooo:rsid="016f293e" officeooo:paragraph-rsid="0181362a"/>
    </style:style>
    <style:style style:name="P22" style:family="paragraph" style:parent-style-name="Text_20_body" style:list-style-name="L1">
      <style:text-properties officeooo:rsid="016f293e" officeooo:paragraph-rsid="0182e9c6"/>
    </style:style>
    <style:style style:name="P23" style:family="paragraph" style:parent-style-name="Text_20_body" style:list-style-name="L1">
      <style:text-properties officeooo:rsid="016f293e" officeooo:paragraph-rsid="01883a0b"/>
    </style:style>
    <style:style style:name="P24" style:family="paragraph" style:parent-style-name="Text_20_body" style:list-style-name="L1">
      <style:text-properties officeooo:rsid="016f293e" officeooo:paragraph-rsid="01951359"/>
    </style:style>
    <style:style style:name="P25" style:family="paragraph" style:parent-style-name="Text_20_body" style:list-style-name="L1">
      <style:text-properties officeooo:rsid="016f293e" officeooo:paragraph-rsid="019645ff"/>
    </style:style>
    <style:style style:name="P26" style:family="paragraph" style:parent-style-name="Text_20_body" style:list-style-name="L1">
      <style:text-properties officeooo:rsid="016f293e" officeooo:paragraph-rsid="019ba608"/>
    </style:style>
    <style:style style:name="P27" style:family="paragraph" style:parent-style-name="Text_20_body" style:list-style-name="L1">
      <style:text-properties officeooo:rsid="016f293e" officeooo:paragraph-rsid="01a29f99"/>
    </style:style>
    <style:style style:name="P28" style:family="paragraph" style:parent-style-name="Text_20_body" style:list-style-name="L1">
      <style:text-properties fo:color="#000000" style:font-name="Times New Roman" fo:language="en" fo:country="US" officeooo:rsid="01766398" officeooo:paragraph-rsid="019d20ed" style:font-name-complex="Arial"/>
    </style:style>
    <style:style style:name="P29" style:family="paragraph" style:parent-style-name="Text_20_body" style:list-style-name="L1">
      <style:text-properties fo:color="#000000" style:font-name="Times New Roman" fo:language="en" fo:country="US" officeooo:rsid="01758766" officeooo:paragraph-rsid="019f847a" style:font-name-complex="Arial"/>
    </style:style>
    <style:style style:name="P30" style:family="paragraph" style:parent-style-name="Text_20_body" style:list-style-name="L1">
      <style:text-properties fo:color="#000000" style:font-name="Times New Roman" fo:language="en" fo:country="US" officeooo:rsid="01758766" officeooo:paragraph-rsid="01a0f9bc" style:font-name-complex="Arial"/>
    </style:style>
    <style:style style:name="P31" style:family="paragraph" style:parent-style-name="Text_20_body" style:list-style-name="L1">
      <style:text-properties fo:color="#000000" style:font-name="Times New Roman" fo:language="en" fo:country="US" officeooo:rsid="01758766" officeooo:paragraph-rsid="01a37092" style:font-name-complex="Arial"/>
    </style:style>
    <style:style style:name="P32" style:family="paragraph" style:parent-style-name="Text_20_body" style:list-style-name="L1">
      <style:text-properties fo:color="#000000" style:font-name="Times New Roman" fo:language="en" fo:country="US" officeooo:rsid="01758766" officeooo:paragraph-rsid="01aad8f0" style:font-name-complex="Arial"/>
    </style:style>
    <style:style style:name="P33" style:family="paragraph" style:parent-style-name="Standard" style:master-page-name="Standard">
      <style:paragraph-properties style:page-number="auto" style:text-autospace="none"/>
      <style:text-properties fo:color="#000000" style:font-name="Arial" fo:font-size="16pt" fo:language="en" fo:country="US" style:font-size-asian="16pt" style:font-name-complex="Arial" style:font-size-complex="16pt"/>
    </style:style>
    <style:style style:name="T1" style:family="text">
      <style:text-properties officeooo:rsid="002551c3"/>
    </style:style>
    <style:style style:name="T2" style:family="text">
      <style:text-properties officeooo:rsid="0019b330"/>
    </style:style>
    <style:style style:name="T3" style:family="text">
      <style:text-properties fo:font-size="11pt" style:font-size-asian="11pt" style:font-size-complex="11pt"/>
    </style:style>
    <style:style style:name="T4" style:family="text">
      <style:text-properties fo:font-size="11pt" officeooo:rsid="0019b330" style:font-size-asian="11pt" style:font-size-complex="11pt"/>
    </style:style>
    <style:style style:name="T5" style:family="text">
      <style:text-properties fo:font-size="11pt" officeooo:rsid="00854dd2" style:font-size-asian="11pt" style:font-size-complex="11pt"/>
    </style:style>
    <style:style style:name="T6" style:family="text">
      <style:text-properties fo:font-size="11pt" officeooo:rsid="0130c83d" style:font-size-asian="11pt" style:font-size-complex="11pt"/>
    </style:style>
    <style:style style:name="T7" style:family="text">
      <style:text-properties fo:font-size="11pt" officeooo:rsid="014ecc34" style:font-size-asian="11pt" style:font-size-complex="11pt"/>
    </style:style>
    <style:style style:name="T8" style:family="text">
      <style:text-properties fo:font-size="11pt" officeooo:rsid="0150f763" style:font-size-asian="11pt" style:font-size-complex="11pt"/>
    </style:style>
    <style:style style:name="T9" style:family="text">
      <style:text-properties fo:font-size="11pt" officeooo:rsid="0176c843" style:font-size-asian="11pt" style:font-size-complex="11pt"/>
    </style:style>
    <style:style style:name="T10" style:family="text">
      <style:text-properties fo:font-size="11pt" officeooo:rsid="019a2e42" style:font-size-asian="11pt" style:font-size-complex="11pt"/>
    </style:style>
    <style:style style:name="T11" style:family="text">
      <style:text-properties officeooo:rsid="007fae8d"/>
    </style:style>
    <style:style style:name="T12" style:family="text">
      <style:text-properties officeooo:rsid="008161ea"/>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officeooo:rsid="0086c60b"/>
    </style:style>
    <style:style style:name="T15" style:family="text">
      <style:text-properties officeooo:rsid="0150f763"/>
    </style:style>
    <style:style style:name="T16" style:family="text">
      <style:text-properties officeooo:rsid="0176c843"/>
    </style:style>
    <style:style style:name="T17" style:family="text">
      <style:text-properties officeooo:rsid="017b9ed7"/>
    </style:style>
    <style:style style:name="T18" style:family="text">
      <style:text-properties officeooo:rsid="017c6c54"/>
    </style:style>
    <style:style style:name="T19" style:family="text">
      <style:text-properties officeooo:rsid="017e216f"/>
    </style:style>
    <style:style style:name="T20" style:family="text">
      <style:text-properties officeooo:rsid="0180892e"/>
    </style:style>
    <style:style style:name="T21" style:family="text">
      <style:text-properties officeooo:rsid="0180d936"/>
    </style:style>
    <style:style style:name="T22" style:family="text">
      <style:text-properties officeooo:rsid="0181362a"/>
    </style:style>
    <style:style style:name="T23" style:family="text">
      <style:text-properties officeooo:rsid="0182e9c6"/>
    </style:style>
    <style:style style:name="T24" style:family="text">
      <style:text-properties officeooo:rsid="01846b44"/>
    </style:style>
    <style:style style:name="T25" style:family="text">
      <style:text-properties officeooo:rsid="01847383"/>
    </style:style>
    <style:style style:name="T26" style:family="text">
      <style:text-properties officeooo:rsid="01883a0b"/>
    </style:style>
    <style:style style:name="T27" style:family="text">
      <style:text-properties officeooo:rsid="01894397"/>
    </style:style>
    <style:style style:name="T28" style:family="text">
      <style:text-properties officeooo:rsid="01897e9d"/>
    </style:style>
    <style:style style:name="T29" style:family="text">
      <style:text-properties officeooo:rsid="018aa571"/>
    </style:style>
    <style:style style:name="T30" style:family="text">
      <style:text-properties officeooo:rsid="018be21d"/>
    </style:style>
    <style:style style:name="T31" style:family="text">
      <style:text-properties officeooo:rsid="018cf2b4"/>
    </style:style>
    <style:style style:name="T32" style:family="text">
      <style:text-properties officeooo:rsid="018ec7d5"/>
    </style:style>
    <style:style style:name="T33" style:family="text">
      <style:text-properties officeooo:rsid="018f0313"/>
    </style:style>
    <style:style style:name="T34" style:family="text">
      <style:text-properties officeooo:rsid="0190e4c5"/>
    </style:style>
    <style:style style:name="T35" style:family="text">
      <style:text-properties officeooo:rsid="019144fc"/>
    </style:style>
    <style:style style:name="T36" style:family="text">
      <style:text-properties officeooo:rsid="0192b64f"/>
    </style:style>
    <style:style style:name="T37" style:family="text">
      <style:text-properties officeooo:rsid="0193272e"/>
    </style:style>
    <style:style style:name="T38" style:family="text">
      <style:text-properties officeooo:rsid="01951359"/>
    </style:style>
    <style:style style:name="T39" style:family="text">
      <style:text-properties officeooo:rsid="019645ff"/>
    </style:style>
    <style:style style:name="T40" style:family="text">
      <style:text-properties officeooo:rsid="0197a452"/>
    </style:style>
    <style:style style:name="T41" style:family="text">
      <style:text-properties officeooo:rsid="019ba608"/>
    </style:style>
    <style:style style:name="T42" style:family="text">
      <style:text-properties officeooo:rsid="019d20ed"/>
    </style:style>
    <style:style style:name="T43" style:family="text">
      <style:text-properties officeooo:rsid="019f847a"/>
    </style:style>
    <style:style style:name="T44" style:family="text">
      <style:text-properties officeooo:rsid="01a0f9bc"/>
    </style:style>
    <style:style style:name="T45" style:family="text">
      <style:text-properties officeooo:rsid="01a29f99"/>
    </style:style>
    <style:style style:name="T46" style:family="text">
      <style:text-properties officeooo:rsid="01a37092"/>
    </style:style>
    <style:style style:name="T47" style:family="text">
      <style:text-properties officeooo:rsid="01a3fef5"/>
    </style:style>
    <style:style style:name="T48" style:family="text">
      <style:text-properties officeooo:rsid="01a51773"/>
    </style:style>
    <style:style style:name="T49" style:family="text">
      <style:text-properties officeooo:rsid="01a6b88d"/>
    </style:style>
    <style:style style:name="T50" style:family="text">
      <style:text-properties officeooo:rsid="01a787c4"/>
    </style:style>
    <style:style style:name="T51" style:family="text">
      <style:text-properties officeooo:rsid="01a94ede"/>
    </style:style>
    <style:style style:name="T52" style:family="text">
      <style:text-properties officeooo:rsid="01aad8f0"/>
    </style:style>
    <style:style style:name="T53"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4">Meeting M<text:span text:style-name="T11">emo</text:span> </text:p>
      <text:p text:style-name="P4"/>
      <text:p text:style-name="P6">Dependency analysis for Kactus2</text:p>
      <text:p text:style-name="P15"/>
      <text:p text:style-name="P5"><text:span text:style-name="T11">Team</text:span><text:span text:style-name="T2"> meeting</text:span> </text:p>
      <text:p text:style-name="P5">Date: <text:span text:style-name="T9">27</text:span><text:span text:style-name="T3">.</text:span><text:span text:style-name="T9">2</text:span><text:span text:style-name="T3">.20</text:span><text:span text:style-name="T4">1</text:span><text:span text:style-name="T7">3</text:span><text:span text:style-name="T3">, </text:span><text:span text:style-name="T7">12:30 – 13:</text:span><text:span text:style-name="T10">15</text:span></text:p>
      <text:p text:style-name="P7"><text:span text:style-name="T13">Number of meeting:</text:span> <text:span text:style-name="T12">team</text:span><text:span text:style-name="T2"> meeting </text:span><text:span text:style-name="T16">7</text:span><text:span text:style-name="T2">/201</text:span><text:span text:style-name="T15">3</text:span></text:p>
      <text:p text:style-name="P5">Place: Tampere University of Technology<text:span text:style-name="T3">, Korkeakoulunkatu 1, </text:span><text:span text:style-name="T4">room T</text:span><text:span text:style-name="T5">B2</text:span><text:span text:style-name="T6">0</text:span><text:span text:style-name="T8">6</text:span></text:p>
      <text:p text:style-name="P8"/>
      <text:p text:style-name="P5">Participants: <text:s/><text:span text:style-name="T2">Joni-Matti Määttä</text:span> (Project manager) </text:p>
      <text:p text:style-name="P17"><text:span text:style-name="T2">Mikko Honkonen</text:span> (<text:span text:style-name="T14">Project team member</text:span>)</text:p>
      <text:p text:style-name="P16"><text:span text:style-name="T2">Tommi Korhonen</text:span> (<text:span text:style-name="T2">Project t</text:span>ea<text:span text:style-name="T2">m member</text:span>) </text:p>
      <text:p text:style-name="P12"/>
      <text:p text:style-name="P9">Meeting</text:p>
      <text:p text:style-name="P12"/>
      <text:list xml:id="list42500225" text:style-name="L1">
        <text:list-item>
          <text:p text:style-name="P20"><text:span text:style-name="T17">Tommi's implemented the </text:span><text:span text:style-name="T18">info widget functionality for dependencies. However, a problem was encountered: No way to </text:span><text:span text:style-name="T19">figure out the direction of the arrow in the graph. </text:span><text:span text:style-name="T20">Instead of showing the arrow directions in a dropbox from which the wanted form can be selected, separate buttons </text:span><text:span text:style-name="T21">for direction reversing and bidirectional dependency will need to be added.</text:span></text:p>
        </text:list-item>
        <text:list-item>
          <text:p text:style-name="P21"><text:span text:style-name="T22">Joni-Matti has already implemented some functionality of the file scanning process. Adding files to the graph now done.</text:span></text:p>
        </text:list-item>
        <text:list-item>
          <text:p text:style-name="P22"><text:span text:style-name="T23">Folders display </text:span><text:span text:style-name="T24">the fileset name if all files in it belong to the same fileset. Should they however be grouped like this if they all belong to one fileset but some also to another one(s)? </text:span><text:span text:style-name="T25">This will need to be discussed with the client.</text:span></text:p>
        </text:list-item>
        <text:list-item>
          <text:p text:style-name="P23"><text:span text:style-name="T30">Joni-Matti has implemented an</text:span><text:span text:style-name="T26"> algorithm for scanning implemented which allows UI to remain responsive while performing the scan. </text:span><text:span text:style-name="T27">Scan is still performed in the same thread, how</text:span><text:span text:style-name="T28">ever</text:span><text:span text:style-name="T27">. </text:span><text:span text:style-name="T29">This might be enough for our purposes.</text:span></text:p>
        </text:list-item>
        <text:list-item>
          <text:p text:style-name="P24"><text:span text:style-name="T31">For VHDL dependency analysis, </text:span><text:span text:style-name="T32">it's not enough to just </text:span><text:span text:style-name="T33">scan files of the vhdlSources type for entities, </text:span><text:span text:style-name="T34">all files will need to be scanned. However, </text:span><text:span text:style-name="T35">this should be done before the actual dependency scan and the results cached, to </text:span><text:span text:style-name="T36">make the scanning process quicker. </text:span><text:span text:style-name="T37">New functions, begin</text:span><text:span text:style-name="T38">Analysis</text:span><text:span text:style-name="T37"> and end</text:span><text:span text:style-name="T38">Analysis</text:span><text:span text:style-name="T37">, will need to be added to the plugin interface to allow this.</text:span></text:p>
        </text:list-item>
        <text:list-item>
          <text:p text:style-name="P25"><text:span text:style-name="T39">Should file type settings be </text:span><text:span text:style-name="T40">user-specific or component based? This needs to be discussed with the client.</text:span></text:p>
        </text:list-item>
        <text:list-item>
          <text:p text:style-name="P27"><text:span text:style-name="T45">Implementation will continue, everyone has tasks assigned.</text:span></text:p>
        </text:list-item>
        <text:list-item>
          <text:p text:style-name="P26"><text:span text:style-name="T41">Meeting next week on Wednesday at 12:30.</text:span></text:p>
        </text:list-item>
      </text:list>
      <text:p text:style-name="P18"/>
      <text:p text:style-name="P10">Decisions made</text:p>
      <text:p text:style-name="P13"/>
      <text:list xml:id="list42697812" text:continue-list="list42500225" text:style-name="L1">
        <text:list-item text:start-value="1">
          <text:p text:style-name="P28"><text:soft-page-break/><text:span text:style-name="T42">No major decisions made.</text:span></text:p>
        </text:list-item>
      </text:list>
      <text:p text:style-name="P19"/>
      <text:p text:style-name="P11">Actions to follow</text:p>
      <text:p text:style-name="P14"/>
      <text:list xml:id="list42705827" text:continue-list="list42697812" text:style-name="L1">
        <text:list-item text:start-value="1">
          <text:p text:style-name="P31"><text:span text:style-name="T46">Implementation will continue </text:span><text:span text:style-name="T47">with assigned tasks.</text:span></text:p>
        </text:list-item>
        <text:list-item>
          <text:p text:style-name="P29"><text:span text:style-name="T43">Dependency info widget to be changed so that it has separate buttons for direction reversing and bidirectionality.</text:span></text:p>
        </text:list-item>
        <text:list-item>
          <text:p text:style-name="P30"><text:span text:style-name="T44">VHDL dependency scan will need to cache </text:span><text:span text:style-name="T48">entities </text:span><text:span text:style-name="T49">from all files</text:span><text:span text:style-name="T48"> at the beginning of the analysis process. </text:span><text:span text:style-name="T50">This </text:span><text:span text:style-name="T51">will require changes in the plugin interface.</text:span></text:p>
        </text:list-item>
        <text:list-item>
          <text:p text:style-name="P32"><text:span text:style-name="T52">Meeting next week on Wednesday at 12: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Style_20_Caption_20__2b__20_Centered_20_First_20_line_3a__20__20_0_20_cm_20_Before_3a__20__20_9_20_pt_20_After_3a__20_..." style:display-name="Style Caption + Centered First line:  0 cm Before:  9 pt After: ..." style:family="paragraph" style:parent-style-name="Caption">
      <style:paragraph-properties fo:margin-top="0.318cm" fo:margin-bottom="0.141cm" style:contextual-spacing="false" fo:text-align="center" style:justify-single-word="false"/>
      <style:text-properties style:font-name="Times" fo:font-size="9pt" fo:font-weight="normal" style:font-size-asian="9pt" style:font-weight-asian="normal" style:font-name-complex="Times"/>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ar" style:country-complex="SA"/>
    </style:style>
    <style:style style:name="tekna_5f_väliotsikko" style:display-name="tekna_väliotsikko" style:family="paragraph" style:parent-style-name="WW-Default" style:next-style-name="WW-Default">
      <style:paragraph-properties fo:margin-top="0.212cm" fo:margin-bottom="0.212cm" style:contextual-spacing="false"/>
      <style:text-properties fo:color="#000000" style:font-name-complex="Times New Roma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align="end" style:justify-single-word="false" fo:text-indent="0cm" style:auto-text-indent="false"/>
    </style:style>
    <style:style style:name="MT1" style:family="text">
      <style:text-properties officeooo:rsid="002551c3"/>
    </style:style>
    <style:style style:name="MT2" style:family="text">
      <style:text-properties officeooo:rsid="0019b330"/>
    </style:style>
    <style:style style:name="MT3"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KT-252<text:span text:style-name="MT1">7</text:span> Proje<text:span text:style-name="MT2">ct work</text:span></text:p>
      </style:header>
      <style:footer>
        <text:p text:style-name="MP2">Page <text:span text:style-name="Page_20_Number"><text:page-number text:select-page="current">2</text:page-number></text:span><text:span text:style-name="Page_20_Number">/</text:span><text:span text:style-name="Page_20_Number"><text:page-count style:num-format="1">2</text:page-count></text:span></text:p>
        <text:p text:style-name="MP3"><text:s/></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mpereen teknillinen yliopisto PÖYTÄKIRJA 1 (2) Projektityökurssi_Nro_ja_Nimi Projektin_Nimi </dc:title>
    <meta:initial-creator>Marko Hännikäinen</meta:initial-creator>
    <meta:creation-date>2004-02-02T08:43:00</meta:creation-date>
    <dc:date>2013-03-13T22:55:56.11</dc:date>
    <meta:editing-cycles>413</meta:editing-cycles>
    <meta:editing-duration>PT5H25S</meta:editing-duration>
    <meta:generator>LibreOffice/3.6$Windows_x86 LibreOffice_project/da8c1e6-fd468f4-454e206-f42a4a9-143cfd</meta:generator>
    <meta:document-statistic meta:table-count="0" meta:image-count="0" meta:object-count="0" meta:page-count="2" meta:paragraph-count="28" meta:word-count="371" meta:character-count="2299" meta:non-whitespace-character-count="1962"/>
    <meta:user-defined meta:name="Info 1"/>
    <meta:user-defined meta:name="Info 2"/>
    <meta:user-defined meta:name="Info 3"/>
    <meta:user-defined meta:name="Info 4"/>
  </office:meta>
</office:document-meta>
</file>